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700c7"/>
    </style:style>
    <style:style style:name="P2" style:family="paragraph" style:parent-style-name="Standard">
      <style:text-properties officeooo:rsid="001700c7" officeooo:paragraph-rsid="001700c7"/>
    </style:style>
    <style:style style:name="P3" style:family="paragraph" style:parent-style-name="Standard">
      <style:text-properties officeooo:rsid="001700c7" officeooo:paragraph-rsid="00186042"/>
    </style:style>
    <style:style style:name="P4" style:family="paragraph" style:parent-style-name="Standard">
      <style:text-properties officeooo:rsid="001700c7" officeooo:paragraph-rsid="001bd9cc"/>
    </style:style>
    <style:style style:name="P5" style:family="paragraph" style:parent-style-name="Standard">
      <style:text-properties officeooo:rsid="00186042" officeooo:paragraph-rsid="00186042"/>
    </style:style>
    <style:style style:name="P6" style:family="paragraph" style:parent-style-name="Standard">
      <style:text-properties officeooo:rsid="00186042" officeooo:paragraph-rsid="0019f276"/>
    </style:style>
    <style:style style:name="P7" style:family="paragraph" style:parent-style-name="Standard">
      <style:text-properties officeooo:paragraph-rsid="00186042"/>
    </style:style>
    <style:style style:name="P8" style:family="paragraph" style:parent-style-name="Standard">
      <style:text-properties officeooo:rsid="0019f276" officeooo:paragraph-rsid="0019f276"/>
    </style:style>
    <style:style style:name="P9" style:family="paragraph" style:parent-style-name="Standard">
      <style:text-properties officeooo:paragraph-rsid="001bd9cc"/>
    </style:style>
    <style:style style:name="P10" style:family="paragraph" style:parent-style-name="Standard">
      <style:text-properties officeooo:rsid="001bd9cc" officeooo:paragraph-rsid="001bd9cc"/>
    </style:style>
    <style:style style:name="P11" style:family="paragraph" style:parent-style-name="Standard">
      <style:paragraph-properties fo:break-before="page"/>
    </style:style>
    <style:style style:name="P12" style:family="paragraph" style:parent-style-name="Text_20_body" style:list-style-name="L1"/>
    <style:style style:name="P13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officeooo:rsid="001700c7"/>
    </style:style>
    <style:style style:name="T2" style:family="text">
      <style:text-properties officeooo:rsid="00186042"/>
    </style:style>
    <style:style style:name="T3" style:family="text">
      <style:text-properties officeooo:rsid="0019f276"/>
    </style:style>
    <style:style style:name="T4" style:family="text">
      <style:text-properties officeooo:rsid="001bd9cc"/>
    </style:style>
    <style:style style:name="T5" style:family="text">
      <style:text-properties officeooo:rsid="001dd642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7"><text:span text:style-name="T1">Poivre noir, blanc, vert rouge, gris sichuan ? Il y a de quoi s ‘y perdre, non ?</text:span><text:span text:style-name="T1">Le vrai et le faux du poivre</text:span></text:p>
      <text:p text:style-name="P7"/>
      <text:p text:style-name="P1"/>
      <text:p text:style-name="P5">Un ou des poivres ?</text:p>
      <text:p text:style-name="P5"/>
      <text:p text:style-name="P7"/>
      <text:p text:style-name="P3">Les poivres noirs, blancs, rouges et gris désignent une seule et même baie, <text:span text:style-name="T2">celle</text:span> du poivrier <text:span text:style-name="T2">noirs</text:span>: le piper negrum. <text:span text:style-name="T2">En France, ce sont les seuls à pouvoir obtenir la seule </text:span><text:span text:style-name="T5">appellation</text:span><text:span text:style-name="T2"> « poivre ».</text:span></text:p>
      <text:p text:style-name="P5"/>
      <text:p text:style-name="P5">Plusieurs couleurs de poivre pour une récolte à différents stades de maturité : cela leur donne une <text:span text:style-name="T5">puissance</text:span> et des utilisation différentes côté cuisine</text:p>
      <text:p text:style-name="P2"/>
      <text:p text:style-name="P7"><text:span text:style-name="T2">Le poivre noir est récolté à maturité et séché. C’est celui qui offre le plus de puissance, un must have passe partout et celui qui fait partie de notre quotidien.</text:span></text:p>
      <text:p text:style-name="P2"/>
      <text:p text:style-name="P5">La plante :</text:p>
      <text:p text:style-name="P5"/>
      <text:p text:style-name="P2">Cette plante à lianes est tropicale et le poivre est cultivé principalement en Asie <text:span text:style-name="T2">(Vietnam, Inde par exemple) et le Brésil.</text:span></text:p>
      <text:p text:style-name="P9"><text:span text:style-name="T2">- </text:span><text:span text:style-name="T3">Il existe 4 plantes poivrier de type « piper » qui donne 3 autres baies parfumées : le poivre cubèbe, le poivre long et le poivre voatsifery…. A lire dans de prochaines articles !</text:span></text:p>
      <text:p text:style-name="P4"/>
      <text:p text:style-name="P2"/>
      <text:p text:style-name="P6"><text:span text:style-name="T3">Origine,</text:span></text:p>
      <text:p text:style-name="P6"/>
      <text:p text:style-name="P8">Le commerce du poivre existe depuis trèèèès longtemps et est utilisé en cuisine depuis plsu de 3500 ans. Il a beaucoup motivé vasco de gama à trouver la route des épices de l’Asie à l’Europe en contournant l’Afrique</text:p>
      <text:p text:style-name="P6"/>
      <text:p text:style-name="P10">Commerce :</text:p>
      <text:p text:style-name="P10"/>
      <text:p text:style-name="P10">The global pepper consumption peaked at $4.2B in 2017, </text:p>
      <text:p text:style-name="P10">11k tonnes importées en France en 2018. Comparativement les US importent 75ktonnes.</text:p>
      <text:p text:style-name="P9"><text:span text:style-name="T4">Plus gros consommateur Vietnam qui est aussi le plus gros producteur!</text:span></text:p>
      <text:p text:style-name="P10"/>
      <text:p text:style-name="P6"/>
      <text:p text:style-name="P6">Bon à savoir :</text:p>
      <text:p text:style-name="P5"/>
      <text:p text:style-name="P7"/>
      <text:p text:style-name="P7">- <text:span text:style-name="T4">Le poivre a des propriétés digestives et anti </text:span><text:span text:style-name="T5">sceptiques</text:span><text:span text:style-name="T4"> ?? ( à verifier )</text:span></text:p>
      <text:p text:style-name="P5"/>
      <text:p text:style-name="P5"/>
      <text:p text:style-name="P5"/>
      <text:p text:style-name="P11"><text:a xlink:type="simple" xlink:href="https://www.mesepices.com/mes-epices/poivres-et-faux-poivres/poivre-vert.html?utm_source=doofinder-full&amp;utm_medium=cpc&amp;utm_campaign=doofinder-full-wizi" text:style-name="Internet_20_link" text:visited-style-name="Visited_20_Internet_20_Link">https://www.mesepices.com/mes-epices/poivres-et-faux-poivres/poivre-vert.html?utm_source=doofinder-full&amp;utm_medium=cpc&amp;utm_campaign=doofinder-full-wizi</text:a></text:p>
      <text:p text:style-name="Standard"/>
      <text:p text:style-name="Standard"/>
      <text:h text:style-name="Heading_20_2" text:outline-level="2">Qu'est-ce que le poivre vert ?</text:h>
      <text:section text:style-name="Sect1" text:name="description">
        <text:p text:style-name="Text_20_body">Le poivre vert est une baie séchée et récoltée jeune, elle provient d'une liane de poivrier noir (<text:span text:style-name="Emphasis">Piper nigrum</text:span>).</text:p>
        <text:p text:style-name="Text_20_body">Il s'agit de la même graine que le <text:a xlink:type="simple" xlink:href="https://www.mesepices.com/mes-condiments/poivres/poivre-blanc-du-vietnam.html" text:style-name="Internet_20_link" text:visited-style-name="Visited_20_Internet_20_Link">poivre blanc</text:a> ou le <text:a xlink:type="simple" xlink:href="https://www.mesepices.com/mes-condiments/poivres/poivre-noir.html" text:style-name="Internet_20_link" text:visited-style-name="Visited_20_Internet_20_Link">poivre noir</text:a>. La différence est le stade de maturité de celle-ci au moment de la récolte.</text:p>
        <text:p text:style-name="Text_20_body">Etant cueuilli vert, avant d'être à pleine maturité, puis lyophilisé pour en stopper l'évolution, son piquant est bien moins prononcé que le poivre noir. Il est en revanche plus parfumé.</text:p>
        <text:p text:style-name="Text_20_body">A ce titre, et du fait de la puissance de ses arômes complexes, il est souvent utilisé en sauces, marinades et est souvent consommé frais.</text:p>
        <text:h text:style-name="Heading_20_2" text:outline-level="2">Utilisation du poivre vert en cuisine</text:h>
        <text:p text:style-name="Text_20_body">Le poivre s'est imposé en cuisine par ses notes aromatiques particulière et sa capacité à développer les saveurs de ce sur quoi il est placé.</text:p>
        <text:p text:style-name="Text_20_body">Le poivre vert étant le plus doux et parfumé est souvent utilisé comme une épice, pour ses saveurs, plus que pour simplement relever les plats.</text:p>
        <text:p text:style-name="Text_20_body">On le retrouve souvent dans les patés et terrines de campagnes, et c'est un condiment de choix pour sublimer les viandes rouges, pariculièrement les gibiers et le canard.</text:p>
        <text:p text:style-name="Text_20_body">Il se concommera souvent frais, de préférence <text:a xlink:type="simple" xlink:href="https://www.mesepices.com/les-accessoires-pour-epices/mortiers-et-moulins/mini-mortier-et-pilon-en-verre-1.html" text:style-name="Internet_20_link" text:visited-style-name="Visited_20_Internet_20_Link">broyé dans un mortier</text:a> ou en infusion dans une sauce, comme la classique <text:a xlink:type="simple" xlink:href="https://www.mesepices.com/blog/recettes/sauce-au-poivre-vert.html" text:style-name="Internet_20_link" text:visited-style-name="Visited_20_Internet_20_Link">sauce au poivre vert</text:a>.</text:p>
        <text:p text:style-name="Text_20_body">Majoritairement utilisé en cuisine salée, toutes les cuisines du monde s'en servent à échelles différentes et le sucré-salé lui conviendra également. Le poivre vert est à ce titre un aliment majeur dans la cuisine chinoise, particulièrement cantonaise.</text:p>
        <text:p text:style-name="Text_20_body">Le poivre dispose aussi de vertu très appréciées. Excellent anti-oxydant, on lui confère des propriétés d'aide à la digestion, d'anti-inflammatoire, il est aussi utilisé sous forme d'huile essentielle dans des bains car il favorise la thermogénèse et purifie la peau.</text:p>
        <text:h text:style-name="Heading_20_2" text:outline-level="2">La petite histoire du poivre vert...</text:h>
        <text:p text:style-name="Text_20_body">Le poivre a été découvert il y a plusieurs siècles, mais n'a été que largement utilisé depuis peu.</text:p>
        <text:p text:style-name="Text_20_body">Alexandre le Grand et ses épopées ont été le véhicule de sa découverte initiale. Par sa rareté et son côté précieux, il était utilisé à l'époque comme monnaie d'échange. On retrouve ainsi beaucoup d'expressions telles que <text:span text:style-name="Emphasis">cher comme poivre</text:span>.</text:p>
        <text:p text:style-name="Text_20_body">Il est également intéressant de savoir que le poivre noir est une espèce de plante sous sa forme de liane, le type de graine est lié à un stade de développement :</text:p>
        <text:list xml:id="list2686773816" text:style-name="L1">
          <text:list-item>
            <text:p text:style-name="P13"><text:soft-page-break/>le poivre noir est une graine arrivée à quasi-maturation avant d'être récoltée, fermentée et séchée ; </text:p>
          </text:list-item>
          <text:list-item>
            <text:p text:style-name="P13">le poivre blanc correspond à ces mêmes graines qui ont mûri, simplement dénuées de leur enveloppe protectrice ; </text:p>
          </text:list-item>
          <text:list-item>
            <text:p text:style-name="P13">le poivre vert est une graine jeune conservée dans un lieu humide ; </text:p>
          </text:list-item>
          <text:list-item>
            <text:p text:style-name="P13">le poivre rouge est la baie arrivée à maturité ; </text:p>
          </text:list-item>
          <text:list-item>
            <text:p text:style-name="P12">enfin, le poivre gris n'existe qu'en poudre puisqu'il n'est que du poivre noir moulu, mélangeant l'opercule foncé et son contenant blanc, d'où sa couleur. </text:p>
          </text:list-item>
        </text:list>
      </text:section>
      <text:p text:style-name="Standard"><text:tab/><text:a xlink:type="simple" xlink:href="https://fr.wikipedia.org/wiki/Poivre" text:style-name="Internet_20_link" text:visited-style-name="Visited_20_Internet_20_Link">https://fr.wikipedia.org/wiki/Poivre</text:a></text:p>
      <text:p text:style-name="Standard"/>
      <text:p text:style-name="Standard"/>
      <text:p text:style-name="Standard"><text:s/><text:tab/></text:p>
      <text:p text:style-name="P11"><text:a xlink:type="simple" xlink:href="https://www.globaltrademag.com/global-pepper-market-is-expected-to-reach-840k-tonnes-by-2025/" text:style-name="Internet_20_link" text:visited-style-name="Visited_20_Internet_20_Link">https://www.globaltrademag.com/global-pepper-market-is-expected-to-reach-840k-tonnes-by-2025/</text:a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10T17:34:45.435000000</meta:creation-date>
    <dc:date>2021-01-10T18:19:02.331000000</dc:date>
    <meta:editing-duration>PT1M53S</meta:editing-duration>
    <meta:editing-cycles>2</meta:editing-cycles>
    <meta:generator>LibreOffice/6.4.0.3$Windows_X86_64 LibreOffice_project/b0a288ab3d2d4774cb44b62f04d5d28733ac6df8</meta:generator>
    <meta:document-statistic meta:table-count="0" meta:image-count="0" meta:object-count="0" meta:page-count="4" meta:paragraph-count="41" meta:word-count="746" meta:character-count="4554" meta:non-whitespace-character-count="3844"/>
  </office:meta>
</office:document-meta>
</file>